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813in" style:rel-column-width="1269*"/>
    </style:style>
    <style:style style:name="Table1.B" style:family="table-column">
      <style:table-column-properties style:column-width="6.0438in" style:rel-column-width="870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597in" style:rel-column-width="2246*"/>
    </style:style>
    <style:style style:name="Table2.B" style:family="table-column">
      <style:table-column-properties style:column-width="5.3653in" style:rel-column-width="772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813in" style:rel-column-width="1269*"/>
    </style:style>
    <style:style style:name="Table3.B" style:family="table-column">
      <style:table-column-properties style:column-width="6.0438in" style:rel-column-width="8703*"/>
    </style:style>
    <style:style style:name="Table3.1" style:family="table-row">
      <style:table-row-properties style:min-row-height="0.309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3697" officeooo:paragraph-rsid="001f3697"/>
    </style:style>
    <style:style style:name="P2" style:family="paragraph" style:parent-style-name="Standard">
      <style:paragraph-properties fo:text-align="center" style:justify-single-word="false"/>
      <style:text-properties fo:font-size="12pt" officeooo:rsid="001f3697" officeooo:paragraph-rsid="001f369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21eea2" officeooo:paragraph-rsid="0021eea2"/>
    </style:style>
    <style:style style:name="P4" style:family="paragraph" style:parent-style-name="Standard">
      <style:paragraph-properties fo:text-align="center" style:justify-single-word="false"/>
      <style:text-properties officeooo:rsid="0023d2bd" officeooo:paragraph-rsid="0023d2b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f3697" officeooo:paragraph-rsid="001f3697"/>
    </style:style>
    <style:style style:name="P7" style:family="paragraph" style:parent-style-name="Table_20_Contents">
      <style:paragraph-properties fo:text-align="start" style:justify-single-word="false"/>
      <style:text-properties officeooo:rsid="001f3697" officeooo:paragraph-rsid="001f3697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210388" officeooo:paragraph-rsid="00210388"/>
    </style:style>
    <style:style style:name="P10" style:family="paragraph" style:parent-style-name="Table_20_Contents">
      <style:paragraph-properties fo:text-align="start" style:justify-single-word="false"/>
      <style:text-properties officeooo:rsid="0021eea2" officeooo:paragraph-rsid="0021eea2"/>
    </style:style>
    <style:style style:name="P11" style:family="paragraph" style:parent-style-name="Table_20_Contents">
      <style:paragraph-properties fo:text-align="center" style:justify-single-word="false"/>
      <style:text-properties officeooo:rsid="0023d2bd" officeooo:paragraph-rsid="0023d2bd"/>
    </style:style>
    <style:style style:name="P12" style:family="paragraph" style:parent-style-name="Table_20_Contents">
      <style:paragraph-properties fo:text-align="start" style:justify-single-word="false"/>
      <style:text-properties officeooo:rsid="0023d2bd" officeooo:paragraph-rsid="0023d2bd"/>
    </style:style>
    <style:style style:name="P13" style:family="paragraph" style:parent-style-name="Table_20_Contents">
      <style:paragraph-properties fo:text-align="start" style:justify-single-word="false"/>
      <style:text-properties officeooo:rsid="0023d2bd" officeooo:paragraph-rsid="0026e1d1"/>
    </style:style>
    <style:style style:name="T1" style:family="text">
      <style:text-properties officeooo:rsid="00210388"/>
    </style:style>
    <style:style style:name="T2" style:family="text">
      <style:text-properties style:text-position="super 58%"/>
    </style:style>
    <style:style style:name="T3" style:family="text">
      <style:text-properties officeooo:rsid="0021eea2"/>
    </style:style>
    <style:style style:name="T4" style:family="text">
      <style:text-properties officeooo:rsid="002526f4"/>
    </style:style>
    <style:style style:name="T5" style:family="text">
      <style:text-properties officeooo:rsid="00265281"/>
    </style:style>
    <style:style style:name="T6" style:family="text">
      <style:text-properties officeooo:rsid="0026e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w Pharma Project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6">December 3, Tuesday</text:p>
            <text:p text:style-name="P6"/>
            <text:p text:style-name="P6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B3" office:value-type="string">
            <text:p text:style-name="P7">1. Laser particle measurement instrument datasheets, contracted Peter and left message (Harry), text Peter with Andy and Minh's contact information; <text:span text:style-name="T1">PID controller with two different set points 10 and 15 from Harry's pid agv code, 12/4 Wed; plot from pid to Peter today, Minh; 12/4; </text:span></text:p>
            <text:p text:style-name="P9">2. All other commands for the pump, init, stop, and %-driving; </text:p>
            <text:p text:style-name="P9">3. add cable for the 2<text:span text:style-name="T2">nd</text:span> pump; 3. 2<text:span text:style-name="T2">nd</text:span> MFC needed, software with RTOS (12/6); uart port hardware connection and cabling (Andy); 4. layout of the sensor <text:s/>board design, Danny (12/4); </text:p>
            <text:p text:style-name="P9">4. logic analyzer readme.txt and tutorial, Danny (12/13) from 5:30 – 6:30 pm; </text:p>
            <text:p text:style-name="P9">Andy</text:p>
            <text:p text:style-name="P9">5. temp sensor DS1620 <text:span text:style-name="T3">hardware design, Danny (12/5) by 5:00 pm, C code from Harry for the sensor today to Danny (12/4) Wed; </text:span></text:p>
            <text:p text:style-name="P9">6. pressure sensor from Peter is here since last on-site meeting; <text:s/>Andy 12/7, Sat; </text:p>
            <text:p text:style-name="P10">7. prototype enclosure from harry, (laser cut, by tap plastic) camsvr, 12/4 to tap plastic; <text:s/></text:p>
            <text:p text:style-name="P10">8. cam enclosure 3d printing, Danny, 12/6 Friday; </text:p>
          </table:table-cell>
        </table:table-row>
      </table:table>
      <text:p text:style-name="P3"/>
      <text:p text:style-name="P3"/>
      <text:p text:style-name="P4">HB 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December 3, Tuesday</text:p>
          </table:table-cell>
          <table:table-cell table:style-name="Table3.B1" office:value-type="string">
            <text:p text:style-name="P12">1. high risk analyzer deep learning tool </text:p>
            <text:p text:style-name="P12">(1.1) with stick; <text:span text:style-name="T6">HL, Andy, Minh, ppt, 12/9, online harvesting, and annotation, and training; </text:span></text:p>
            <text:p text:style-name="P13">(1.2) fist fighting; <text:s/><text:span text:style-name="T6">HL, Andy, Minh, ppt, 12/9, online harvesting, and annotation, and training; </text:span></text:p>
            <text:p text:style-name="P12">(1.3) with knife; <text:s/><text:span text:style-name="T6">HL, ppt, yolo3, cellphone detection; </text:span></text:p>
            <text:p text:style-name="P12">2. crowd counting; <text:s/><text:span text:style-name="T5">Andy and HL, Minh, 12/9, ppt (Andy, HL), source code Andy; </text:span></text:p>
            <text:p text:style-name="P12">3. crowed movement analyzer, movement tracking; <text:s/><text:span text:style-name="T5">ppt, (HL, Andy, Minh); <text:s/>12/9; </text:span></text:p>
            <text:p text:style-name="P12"/>
            <text:p text:style-name="P12">2. ui interface </text:p>
            <text:p text:style-name="P12">(2.1) from aiv100 ui, add one category for movement analyzer and one category for high risk analysis; <text:span text:style-name="T4">Sherry, 12/5 Thursday; </text:span></text:p>
            <text:p text:style-name="P12">(2.2) bilingual ui (chinese version) <text:s/>to match up to the document; </text:p>
            <text:p text:style-name="P12"/>
            <text:p text:style-name="P12">3. storage capability hardware, installation; software side with ui support and recording api; </text:p>
            <text:p text:style-name="P12"/>
            <text:p text:style-name="P12"><text:s/></text:p>
          </table:table-cell>
        </table:table-row>
      </table:table>
      <text:p text:style-name="P4"/>
      <text:p text:style-name="P4"/>
      <text:p text:style-name="P4">UI </text:p>
      <text:p text:style-name="P3"/>
      <text:p text:style-name="P3"/>
      <text:p text:style-name="P3"/>
      <text:p text:style-name="P1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6">Dec 4, Wednesday</text:p>
          </table:table-cell>
          <table:table-cell table:style-name="Table2.B1" office:value-type="string">
            <text:p text:style-name="P7">1. PID Controller, C/C++, (1) core code is ready; (2) visualization is ready; (3) need sensor data; 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35:11.292276553</meta:creation-date>
    <meta:generator>LibreOffice/4.2.8.2$Linux_X86_64 LibreOffice_project/420m0$Build-2</meta:generator>
    <dc:date>2019-12-04T10:46:09.016850804</dc:date>
    <meta:editing-duration>PT26M1S</meta:editing-duration>
    <meta:editing-cycles>5</meta:editing-cycles>
    <meta:document-statistic meta:table-count="3" meta:image-count="0" meta:object-count="0" meta:page-count="2" meta:paragraph-count="27" meta:word-count="306" meta:character-count="1889" meta:non-whitespace-character-count="1576"/>
  </office:meta>
</office:document-meta>
</file>